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.8694in" table:align="left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0.4451in"/>
    </style:style>
    <style:style style:name="Table2.C" style:family="table-column">
      <style:table-column-properties style:column-width="0.5118in"/>
    </style:style>
    <style:style style:name="Table2.D" style:family="table-column">
      <style:table-column-properties style:column-width="1.01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" style:family="table">
      <style:table-properties style:width="6.925in" table:align="margins"/>
    </style:style>
    <style:style style:name="Registers.A" style:family="table-column">
      <style:table-column-properties style:column-width="2.3083in" style:rel-column-width="21845*"/>
    </style:style>
    <style:style style:name="Regis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gisters.C1" style:family="table-cell">
      <style:table-cell-properties fo:padding="0.0382in" fo:border="0.0007in solid #000000"/>
    </style:style>
    <style:style style:name="Registers.A2" style:family="table-cell">
      <style:table-cell-properties fo:padding="0.0382in" fo:border-left="0.0007in solid #000000" fo:border-right="none" fo:border-top="none" fo:border-bottom="0.0007in solid #000000"/>
    </style:style>
    <style:style style:name="Registers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.C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lags" style:family="table">
      <style:table-properties style:width="6.925in" table:align="margins"/>
    </style:style>
    <style:style style:name="Flags.A" style:family="table-column">
      <style:table-column-properties style:column-width="3.4625in" style:rel-column-width="32767*"/>
    </style:style>
    <style:style style:name="Flags.B" style:family="table-column">
      <style:table-column-properties style:column-width="3.4625in" style:rel-column-width="32768*"/>
    </style:style>
    <style:style style:name="Flag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Flags.B1" style:family="table-cell">
      <style:table-cell-properties fo:padding="0.0382in" fo:border="0.0007in solid #000000"/>
    </style:style>
    <style:style style:name="Flags.A2" style:family="table-cell">
      <style:table-cell-properties fo:padding="0.0382in" fo:border-left="0.0007in solid #000000" fo:border-right="none" fo:border-top="none" fo:border-bottom="0.0007in solid #000000"/>
    </style:style>
    <style:style style:name="Flag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Interupts" style:family="table">
      <style:table-properties style:width="6.925in" table:align="margins"/>
    </style:style>
    <style:style style:name="Interupts.A" style:family="table-column">
      <style:table-column-properties style:column-width="3.4625in" style:rel-column-width="32767*"/>
    </style:style>
    <style:style style:name="Interupts.B" style:family="table-column">
      <style:table-column-properties style:column-width="3.4625in" style:rel-column-width="32768*"/>
    </style:style>
    <style:style style:name="Interup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nterupts.B1" style:family="table-cell">
      <style:table-cell-properties fo:padding="0.0382in" fo:border="0.0007in solid #000000"/>
    </style:style>
    <style:style style:name="Interupt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Interupt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Instruction_5f_Stages" style:display-name="Instruction_Stages" style:family="table">
      <style:table-properties style:width="6.925in" table:align="margins"/>
    </style:style>
    <style:style style:name="Instruction_5f_Stages.A" style:display-name="Instruction_Stages.A" style:family="table-column">
      <style:table-column-properties style:column-width="0.5021in" style:rel-column-width="723*"/>
    </style:style>
    <style:style style:name="Instruction_5f_Stages.B" style:display-name="Instruction_Stages.B" style:family="table-column">
      <style:table-column-properties style:column-width="3.0958in" style:rel-column-width="4458*"/>
    </style:style>
    <style:style style:name="Instruction_5f_Stages.C" style:display-name="Instruction_Stages.C" style:family="table-column">
      <style:table-column-properties style:column-width="3.3271in" style:rel-column-width="4791*"/>
    </style:style>
    <style:style style:name="Instruction_5f_Stages.A1" style:display-name="Instruction_Sta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nstruction_5f_Stages.C1" style:display-name="Instruction_Stages.C1" style:family="table-cell">
      <style:table-cell-properties fo:padding="0.0382in" fo:border="0.0007in solid #000000"/>
    </style:style>
    <style:style style:name="Instruction_5f_Stages.A2" style:display-name="Instruction_Stage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Instruction_5f_Stages.B2" style:display-name="Instruction_Stages.B2" style:family="table-cell">
      <style:table-cell-properties fo:padding="0.0382in" fo:border-left="0.0007in solid #000000" fo:border-right="none" fo:border-top="none" fo:border-bottom="0.0007in solid #000000"/>
    </style:style>
    <style:style style:name="Instruction_5f_Stages.C2" style:display-name="Instruction_Sta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/ROP Project</text:p>
      <text:p text:style-name="Standard"/>
      <text:p text:style-name="Standard">For the purpose of the architecture in the project, the 16-bit wordsize was chosen as it is a convenient size to work with. <text:s/>It is sufficient size for an instruction, and not so large as to become problematic in terms of FPGA size, as 32 bit multipliers and other circuits may be.</text:p>
      <text:p text:style-name="Standard"/>
      <text:p text:style-name="Standard">The Instruction format is fairly simple, and flexible. <text:s/>With a fixed instruction size of 16-bits, it is often better to have multiple instruction types, but for convenience one was chosen. <text:s/>The use of a segmentation register removes the memory limitations of the 5 bit immediate, but there are still other problems that arise. <text:s/>For instance, loading an arbitrary word would take three immediate values.</text:p>
      <text:p text:style-name="Standard"/>
      <text:p text:style-name="Standard">Instruction Forma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OPCODE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B</text:p>
          </table:table-cell>
          <table:table-cell table:style-name="Table2.D1" office:value-type="string">
            <text:p text:style-name="Table_20_Contents">Immediate</text:p>
          </table:table-cell>
        </table:table-row>
        <table:table-row>
          <table:table-cell table:style-name="Table2.A2" office:value-type="string">
            <text:p text:style-name="Table_20_Contents">5 bits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D2" office:value-type="float" office:value="5">
            <text:p text:style-name="Table_20_Contents">5</text:p>
          </table:table-cell>
        </table:table-row>
      </table:table>
      <text:p text:style-name="Standard"/>
      <text:p text:style-name="Standard"/>
      <text:p text:style-name="Standard">Register Specifications</text:p>
      <text:p text:style-name="Standard"/>
      <table:table table:name="Registers" table:style-name="Registers">
        <table:table-column table:style-name="Registers.A" table:number-columns-repeated="3"/>
        <table:table-row>
          <table:table-cell table:style-name="Registers.A1" office:value-type="string">
            <text:p text:style-name="Table_20_Contents">Register</text:p>
          </table:table-cell>
          <table:table-cell table:style-name="Registers.A1" office:value-type="string">
            <text:p text:style-name="Table_20_Contents">Description</text:p>
          </table:table-cell>
          <table:table-cell table:style-name="Registers.C1" office:value-type="string">
            <text:p text:style-name="Table_20_Contents">ID</text:p>
          </table:table-cell>
        </table:table-row>
        <table:table-row>
          <table:table-cell table:style-name="Registers.A2" office:value-type="string">
            <text:p text:style-name="Table_20_Contents">zero</text:p>
          </table:table-cell>
          <table:table-cell table:style-name="Registers.A2" office:value-type="string">
            <text:p text:style-name="Table_20_Contents">Zero Register, mapped to zero</text:p>
          </table:table-cell>
          <table:table-cell table:style-name="Registers.C2" office:value-type="float" office:value="0">
            <text:p text:style-name="Table_20_Contents">0</text:p>
          </table:table-cell>
        </table:table-row>
        <table:table-row>
          <table:table-cell table:style-name="Registers.A2" office:value-type="string">
            <text:p text:style-name="Table_20_Contents">A</text:p>
          </table:table-cell>
          <table:table-cell table:style-name="Registers.A2" office:value-type="string">
            <text:p text:style-name="Table_20_Contents">Accumulator Register, output of arithmetic goes here.</text:p>
          </table:table-cell>
          <table:table-cell table:style-name="Registers.C2" office:value-type="float" office:value="1">
            <text:p text:style-name="Table_20_Contents">1</text:p>
          </table:table-cell>
        </table:table-row>
        <table:table-row>
          <table:table-cell table:style-name="Registers.A2" office:value-type="string">
            <text:p text:style-name="Table_20_Contents">B-D</text:p>
          </table:table-cell>
          <table:table-cell table:style-name="Registers.A2" office:value-type="string">
            <text:p text:style-name="Table_20_Contents">General Purpose Registers</text:p>
          </table:table-cell>
          <table:table-cell table:style-name="Registers.C4" office:value-type="string">
            <text:p text:style-name="Table_20_Contents">2,3,4</text:p>
          </table:table-cell>
        </table:table-row>
        <table:table-row>
          <table:table-cell table:style-name="Registers.A2" office:value-type="string">
            <text:p text:style-name="Table_20_Contents">SP</text:p>
          </table:table-cell>
          <table:table-cell table:style-name="Registers.A2" office:value-type="string">
            <text:p text:style-name="Table_20_Contents">Stack Pointer, this holds the base of the stack, if zero stack operations interrupt.</text:p>
          </table:table-cell>
          <table:table-cell table:style-name="Registers.C2" office:value-type="float" office:value="5">
            <text:p text:style-name="Table_20_Contents">5</text:p>
          </table:table-cell>
        </table:table-row>
        <table:table-row>
          <table:table-cell table:style-name="Registers.A2" office:value-type="string">
            <text:p text:style-name="Table_20_Contents">DS</text:p>
          </table:table-cell>
          <table:table-cell table:style-name="Registers.A2" office:value-type="string">
            <text:p text:style-name="Table_20_Contents">Segmentation Register, used to offset memory access. <text:s/>Appended to 5-bit immediate, so should not be greater than 11 bits.</text:p>
          </table:table-cell>
          <table:table-cell table:style-name="Registers.C2" office:value-type="float" office:value="6">
            <text:p text:style-name="Table_20_Contents">6</text:p>
          </table:table-cell>
        </table:table-row>
        <table:table-row>
          <table:table-cell table:style-name="Registers.A2" office:value-type="string">
            <text:p text:style-name="Table_20_Contents">K</text:p>
          </table:table-cell>
          <table:table-cell table:style-name="Registers.A2" office:value-type="string">
            <text:p text:style-name="Table_20_Contents">Kernel Register, stores 1/2<text:span text:style-name="T1">th</text:span> the value above which memory is reserved for user space.</text:p>
          </table:table-cell>
          <table:table-cell table:style-name="Registers.C2" office:value-type="float" office:value="7">
            <text:p text:style-name="Table_20_Contents">7</text:p>
          </table:table-cell>
        </table:table-row>
        <table:table-row>
          <table:table-cell table:style-name="Registers.A2" office:value-type="string">
            <text:p text:style-name="Table_20_Contents">IP</text:p>
          </table:table-cell>
          <table:table-cell table:style-name="Registers.A2" office:value-type="string">
            <text:p text:style-name="Table_20_Contents">Instruction Pointer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EIP</text:p>
          </table:table-cell>
          <table:table-cell table:style-name="Registers.A2" office:value-type="string">
            <text:p text:style-name="Table_20_Contents">Exception Instruction Pointer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IVR</text:p>
          </table:table-cell>
          <table:table-cell table:style-name="Registers.A2" office:value-type="string">
            <text:p text:style-name="Table_20_Contents">Stores address of interrupt vector table, each entry being one word long. <text:s/>(Will usually be a jump.)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IVL</text:p>
          </table:table-cell>
          <table:table-cell table:style-name="Registers.A2" office:value-type="string">
            <text:p text:style-name="Table_20_Contents">Stores the length of interrupt vector table, in entries.</text:p>
          </table:table-cell>
          <table:table-cell table:style-name="Registers.C4" office:value-type="string">
            <text:p text:style-name="Table_20_Contents">N/A</text:p>
          </table:table-cell>
        </table:table-row>
      </table:table>
      <text:p text:style-name="Standard"/>
      <text:p text:style-name="Standard">One important note about the registers, is there exists a 0 register, which is hardcoded to the value 0, <text:soft-page-break/>which is useful for a number of instructions that use an immediate, to allow for adding 0 plus the immediate for instance, rather than having to zero a register in use for that.</text:p>
      <text:p text:style-name="Standard"/>
      <text:p text:style-name="Standard">All addresses that are used in the immediate will be combined with the DS to produce the address.</text:p>
      <text:p text:style-name="Standard"/>
      <text:p text:style-name="Standard">Another important thing to notice, is the register IP does not exist in the register file, and instead exists separately, preventing many instructions from modifying it directly. <text:s/>Branch instructions or instructions such as call or return are needed to modify it.</text:p>
      <text:p text:style-name="Standard"/>
      <text:p text:style-name="Standard">Security note. <text:s/>For the purpose of security, there are two regions or segments of memory. <text:s/>The kernel segment and user segment. <text:s/>The user segment may not call, jump read or modify the kernel memory in anyway, nor modify the kernel register. <text:s/>The kernel register's value times two defines the region above which is userspace.</text:p>
      <text:p text:style-name="Standard"/>
      <text:p text:style-name="Standard">Instruction Set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Instruction</text:p>
          </table:table-cell>
          <table:table-cell table:style-name="Table1.A1" office:value-type="string">
            <text:p text:style-name="Table_20_Contents">Assembly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D1" office:value-type="string">
            <text:p text:style-name="Table_20_Contents">opcode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AP A,B</text:p>
          </table:table-cell>
          <table:table-cell table:style-name="Table1.A2" office:value-type="string">
            <text:p text:style-name="Table_20_Contents">Swaps the value of two register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alt</text:p>
          </table:table-cell>
          <table:table-cell table:style-name="Table1.A2" office:value-type="string">
            <text:p text:style-name="Table_20_Contents">HLT</text:p>
          </table:table-cell>
          <table:table-cell table:style-name="Table1.A2" office:value-type="string">
            <text:p text:style-name="Table_20_Contents">Halts the execution until interrupt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mp</text:p>
          </table:table-cell>
          <table:table-cell table:style-name="Table1.A2" office:value-type="string">
            <text:p text:style-name="Table_20_Contents">JMP [ADDR]</text:p>
          </table:table-cell>
          <table:table-cell table:style-name="Table1.A2" office:value-type="string">
            <text:p text:style-name="Table_20_Contents">Changes the IP to be equal to ADDR, using bits from the D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ush</text:p>
          </table:table-cell>
          <table:table-cell table:style-name="Table1.A2" office:value-type="string">
            <text:p text:style-name="Table_20_Contents">PUSH A</text:p>
          </table:table-cell>
          <table:table-cell table:style-name="Table1.A2" office:value-type="string">
            <text:p text:style-name="Table_20_Contents">Decrements SP, and adds the value of A into the stack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A2" office:value-type="string">
            <text:p text:style-name="Table_20_Contents">POP A</text:p>
          </table:table-cell>
          <table:table-cell table:style-name="Table1.A2" office:value-type="string">
            <text:p text:style-name="Table_20_Contents">Puts the current value on the stack into A, then increments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ADD A, B &lt;Immediate&gt;</text:p>
          </table:table-cell>
          <table:table-cell table:style-name="Table1.A2" office:value-type="string">
            <text:p text:style-name="Table_20_Contents">Accumulator = A + B +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ubtract</text:p>
          </table:table-cell>
          <table:table-cell table:style-name="Table1.A2" office:value-type="string">
            <text:p text:style-name="Table_20_Contents">SUB A, B &lt;Immediate&gt;</text:p>
          </table:table-cell>
          <table:table-cell table:style-name="Table1.A2" office:value-type="string">
            <text:p text:style-name="Table_20_Contents">Accumulator = A -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ltiply</text:p>
          </table:table-cell>
          <table:table-cell table:style-name="Table1.A2" office:value-type="string">
            <text:p text:style-name="Table_20_Contents">MUL A, B &lt;Immediate&gt;</text:p>
          </table:table-cell>
          <table:table-cell table:style-name="Table1.A2" office:value-type="string">
            <text:p text:style-name="Table_20_Contents">Accumulator = A *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eft bitshift</text:p>
          </table:table-cell>
          <table:table-cell table:style-name="Table1.A2" office:value-type="string">
            <text:p text:style-name="Table_20_Contents">SHL A,B + Imm</text:p>
          </table:table-cell>
          <table:table-cell table:style-name="Table1.A2" office:value-type="string">
            <text:p text:style-name="Table_20_Contents">Accumulator = A &lt;&lt;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ight bitshift</text:p>
          </table:table-cell>
          <table:table-cell table:style-name="Table1.A2" office:value-type="string">
            <text:p text:style-name="Table_20_Contents">SHR A,B + Imm</text:p>
          </table:table-cell>
          <table:table-cell table:style-name="Table1.A2" office:value-type="string">
            <text:p text:style-name="Table_20_Contents">Accumulator = A &gt;&gt;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OR A,B &lt;Immediate&gt;</text:p>
          </table:table-cell>
          <table:table-cell table:style-name="Table1.A2" office:value-type="string">
            <text:p text:style-name="Table_20_Contents">Accumulator = A | B |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XOR A,B &lt;Immediate&gt;</text:p>
          </table:table-cell>
          <table:table-cell table:style-name="Table1.A2" office:value-type="string">
            <text:p text:style-name="Table_20_Contents">Accumulator = A ^ (B | <text:soft-page-break/>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AND A, B &lt;Immediate&gt;</text:p>
          </table:table-cell>
          <table:table-cell table:style-name="Table1.A2" office:value-type="string">
            <text:p text:style-name="Table_20_Contents">Accumulator = A &amp; (B | 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ulo</text:p>
          </table:table-cell>
          <table:table-cell table:style-name="Table1.A2" office:value-type="string">
            <text:p text:style-name="Table_20_Contents">MOD A, B</text:p>
          </table:table-cell>
          <table:table-cell table:style-name="Table1.A2" office:value-type="string">
            <text:p text:style-name="Table_20_Contents">Accumulator = A %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andom</text:p>
          </table:table-cell>
          <table:table-cell table:style-name="Table1.A2" office:value-type="string">
            <text:p text:style-name="Table_20_Contents">RAND A, B</text:p>
          </table:table-cell>
          <table:table-cell table:style-name="Table1.A2" office:value-type="string">
            <text:p text:style-name="Table_20_Contents">Accumulator is set to a random value from 1 to value in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ad IO</text:p>
          </table:table-cell>
          <table:table-cell table:style-name="Table1.A2" office:value-type="string">
            <text:p text:style-name="Table_20_Contents">readw A, B</text:p>
          </table:table-cell>
          <table:table-cell table:style-name="Table1.A2" office:value-type="string">
            <text:p text:style-name="Table_20_Contents">Reads IO device at io addr stored in A into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rite IO</text:p>
          </table:table-cell>
          <table:table-cell table:style-name="Table1.A2" office:value-type="string">
            <text:p text:style-name="Table_20_Contents">writew A, B &lt;imm&gt;</text:p>
          </table:table-cell>
          <table:table-cell table:style-name="Table1.A2" office:value-type="string">
            <text:p text:style-name="Table_20_Contents">Writes from B to IO device stored at A plus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A2" office:value-type="string">
            <text:p text:style-name="Table_20_Contents">call A</text:p>
          </table:table-cell>
          <table:table-cell table:style-name="Table1.A2" office:value-type="string">
            <text:p text:style-name="Table_20_Contents">Adds the address of the next instruction to the stack, and then jumps to the address in A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urns to the address stored in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ranch greater or equal to</text:p>
          </table:table-cell>
          <table:table-cell table:style-name="Table1.A2" office:value-type="string">
            <text:p text:style-name="Table_20_Contents">bge A,B [offset]</text:p>
          </table:table-cell>
          <table:table-cell table:style-name="Table1.A2" office:value-type="string">
            <text:p text:style-name="Table_20_Contents">If A &gt;= B, it moves the IP forward offset instructions. <text:s/>Else, nothing.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</text:p>
          </table:table-cell>
          <table:table-cell table:style-name="Table1.A2" office:value-type="string">
            <text:p text:style-name="Table_20_Contents">int A imm</text:p>
          </table:table-cell>
          <table:table-cell table:style-name="Table1.A2" office:value-type="string">
            <text:p text:style-name="Table_20_Contents">Creates interrupt at A+imm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 return</text:p>
          </table:table-cell>
          <table:table-cell table:style-name="Table1.A2" office:value-type="string">
            <text:p text:style-name="Table_20_Contents">iret</text:p>
          </table:table-cell>
          <table:table-cell table:style-name="Table1.A2" office:value-type="string">
            <text:p text:style-name="Table_20_Contents">Leaves interrupt, and returns to the code that was being executed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oad Word</text:p>
          </table:table-cell>
          <table:table-cell table:style-name="Table1.A2" office:value-type="string">
            <text:p text:style-name="Table_20_Contents">loadw [A + Imm]</text:p>
          </table:table-cell>
          <table:table-cell table:style-name="Table1.A2" office:value-type="string">
            <text:p text:style-name="Table_20_Contents">Loads one word pointed to by A+imm into accumulato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ore Word</text:p>
          </table:table-cell>
          <table:table-cell table:style-name="Table1.A2" office:value-type="string">
            <text:p text:style-name="Table_20_Contents">stow [A + Imm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oad Interrupt Vector Table</text:p>
          </table:table-cell>
          <table:table-cell table:style-name="Table1.A2" office:value-type="string">
            <text:p text:style-name="Table_20_Contents">livt A, Imm</text:p>
          </table:table-cell>
          <table:table-cell table:style-name="Table1.A2" office:value-type="string">
            <text:p text:style-name="Table_20_Contents">Loads table of interrupts at position addressed by A, and loads exactly Imm interrupts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et Kernel Register</text:p>
          </table:table-cell>
          <table:table-cell table:style-name="Table1.A2" office:value-type="string">
            <text:p text:style-name="Table_20_Contents">getk A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et Kernel Register</text:p>
          </table:table-cell>
          <table:table-cell table:style-name="Table1.A2" office:value-type="string">
            <text:p text:style-name="Table_20_Contents">setk A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Flags" table:style-name="Flags">
        <table:table-column table:style-name="Flags.A"/>
        <table:table-column table:style-name="Flags.B"/>
        <table:table-row>
          <table:table-cell table:style-name="Flags.A1" office:value-type="string">
            <text:p text:style-name="Table_20_Contents">Flag</text:p>
          </table:table-cell>
          <table:table-cell table:style-name="Flags.B1" office:value-type="string">
            <text:p text:style-name="Table_20_Contents">Meaning</text:p>
          </table:table-cell>
        </table:table-row>
        <table:table-row>
          <table:table-cell table:style-name="Flags.A2" office:value-type="string">
            <text:p text:style-name="Table_20_Contents">IOorMem</text:p>
          </table:table-cell>
          <table:table-cell table:style-name="Flags.B2" office:value-type="string">
            <text:p text:style-name="Table_20_Contents">If high, the multiplexer will direct memory <text:soft-page-break/>accesses to the IO bus instead</text:p>
          </table:table-cell>
        </table:table-row>
        <table:table-row>
          <table:table-cell table:style-name="Flags.A2" office:value-type="string">
            <text:p text:style-name="Table_20_Contents">BorA</text:p>
          </table:table-cell>
          <table:table-cell table:style-name="Flags.B2" office:value-type="string">
            <text:p text:style-name="Table_20_Contents">If 0, it will use register A, otherwise it will use the second register supplied by the instruction.</text:p>
          </table:table-cell>
        </table:table-row>
        <table:table-row>
          <table:table-cell table:style-name="Flags.A2" office:value-type="string">
            <text:p text:style-name="Table_20_Contents">ALUorMem</text:p>
          </table:table-cell>
          <table:table-cell table:style-name="Flags.B2" office:value-type="string">
            <text:p text:style-name="Table_20_Contents">Controls whether the input to the register file comes from the ALU output or from the multiplexer from Memory and IO</text:p>
          </table:table-cell>
        </table:table-row>
        <table:table-row>
          <table:table-cell table:style-name="Flags.A2" office:value-type="string">
            <text:p text:style-name="Table_20_Contents">MathE</text:p>
          </table:table-cell>
          <table:table-cell table:style-name="Flags.B2" office:value-type="string">
            <text:p text:style-name="Table_20_Contents">Arithmetic error has occured</text:p>
          </table:table-cell>
        </table:table-row>
        <table:table-row>
          <table:table-cell table:style-name="Flags.A2" office:value-type="string">
            <text:p text:style-name="Table_20_Contents">Sign</text:p>
          </table:table-cell>
          <table:table-cell table:style-name="Flags.B2" office:value-type="string">
            <text:p text:style-name="Table_20_Contents">The sign bit is high, on the accumulator output</text:p>
          </table:table-cell>
        </table:table-row>
        <table:table-row>
          <table:table-cell table:style-name="Flags.A2" office:value-type="string">
            <text:p text:style-name="Table_20_Contents">Except</text:p>
          </table:table-cell>
          <table:table-cell table:style-name="Flags.B2" office:value-type="string">
            <text:p text:style-name="Table_20_Contents">If high, EIP will preserve the IP. <text:s/>IP will also be set to IVR + (interrupt #), with a maximum value of IVL + IVR. <text:s/>Otherwise, the general exception interrupt # will be called</text:p>
          </table:table-cell>
        </table:table-row>
      </table:table>
      <text:p text:style-name="Standard"><text:tab/></text:p>
      <text:p text:style-name="Standard"/>
      <text:p text:style-name="Standard">Exception and Interrupt handling procedure:</text:p>
      <text:p text:style-name="Standard"/>
      <text:p text:style-name="Standard">If any exception flag is high, then IP will be saved into the EIP. <text:s/>IP will then be changed to be equal to IVR + interrupt #, where the interrupt number is determined by the flag raised, or by what the value of the accumulator was after an INT instruction. <text:s/>If IVR + interrupt # is greater than IVL, it will result in interrupt 0 being called instead.</text:p>
      <text:p text:style-name="Standard"/>
      <text:p text:style-name="Standard"/>
      <table:table table:name="Interupts" table:style-name="Interupts">
        <table:table-column table:style-name="Interupts.A"/>
        <table:table-column table:style-name="Interupts.B"/>
        <table:table-row>
          <table:table-cell table:style-name="Interupts.A1" office:value-type="string">
            <text:p text:style-name="Table_20_Contents">Interrupt #</text:p>
          </table:table-cell>
          <table:table-cell table:style-name="Interupts.B1" office:value-type="string">
            <text:p text:style-name="Table_20_Contents">Sources and Meaning</text:p>
          </table:table-cell>
        </table:table-row>
        <table:table-row>
          <table:table-cell table:style-name="Interupts.A2" office:value-type="float" office:value="0">
            <text:p text:style-name="Table_20_Contents">0</text:p>
          </table:table-cell>
          <table:table-cell table:style-name="Interupts.B2" office:value-type="string">
            <text:p text:style-name="Table_20_Contents">General Interrupt, called whenever the interrupt address is invalid</text:p>
          </table:table-cell>
        </table:table-row>
        <table:table-row>
          <table:table-cell table:style-name="Interupts.A2" office:value-type="float" office:value="1">
            <text:p text:style-name="Table_20_Contents">1</text:p>
          </table:table-cell>
          <table:table-cell table:style-name="Interupts.B2" office:value-type="string">
            <text:p text:style-name="Table_20_Contents">Invalid Access, this interrupt is called whenever a point above the K register, tries to read or modify kernel space.</text:p>
          </table:table-cell>
        </table:table-row>
        <table:table-row>
          <table:table-cell table:style-name="Interupts.A2" office:value-type="float" office:value="2">
            <text:p text:style-name="Table_20_Contents">2</text:p>
          </table:table-cell>
          <table:table-cell table:style-name="Interupts.B2" office:value-type="string">
            <text:p text:style-name="Table_20_Contents">Arithmetic Error, this interrupt is called whenever there is a divide by zero, or similar issue.</text:p>
          </table:table-cell>
        </table:table-row>
      </table:table>
      <text:p text:style-name="Standard"/>
      <text:p text:style-name="Standard"/>
      <table:table table:name="Instruction_Stages" table:style-name="Instruction_5f_Stages">
        <table:table-column table:style-name="Instruction_5f_Stages.A"/>
        <table:table-column table:style-name="Instruction_5f_Stages.B"/>
        <table:table-column table:style-name="Instruction_5f_Stages.C"/>
        <table:table-row>
          <table:table-cell table:style-name="Instruction_5f_Stages.A1" office:value-type="string">
            <text:p text:style-name="Table_20_Contents">Stage</text:p>
          </table:table-cell>
          <table:table-cell table:style-name="Instruction_5f_Stages.A1" office:value-type="string">
            <text:p text:style-name="Table_20_Contents">swap</text:p>
          </table:table-cell>
          <table:table-cell table:style-name="Instruction_5f_Stages.C1" office:value-type="string">
            <text:p text:style-name="Table_20_Contents"/>
          </table:table-cell>
        </table:table-row>
        <table:table-row>
          <table:table-cell table:style-name="Instruction_5f_Stages.A2" office:value-type="float" office:value="1">
            <text:p text:style-name="Table_20_Contents">1</text:p>
          </table:table-cell>
          <table:table-cell table:style-name="Instruction_5f_Stages.B2" office:value-type="string">
            <text:p text:style-name="Table_20_Contents">preservetmps = 0<text:line-break/>A = Reg[X addr]</text:p>
            <text:p text:style-name="Table_20_Contents">B = Reg[0]</text:p>
          </table:table-cell>
          <table:table-cell table:style-name="Instruction_5f_Stages.C2" office:value-type="string">
            <text:p text:style-name="Table_20_Contents"/>
          </table:table-cell>
        </table:table-row>
        <table:table-row>
          <table:table-cell table:style-name="Instruction_5f_Stages.A2" office:value-type="float" office:value="2">
            <text:p text:style-name="Table_20_Contents">2</text:p>
          </table:table-cell>
          <table:table-cell table:style-name="Instruction_5f_Stages.B2" office:value-type="string">
            <text:p text:style-name="Table_20_Contents">A = Reg[Y addr]</text:p>
            <text:p text:style-name="Table_20_Contents">B = Reg[0]</text:p>
            <text:p text:style-name="Table_20_Contents">Reg[Y addr] = A<text:line-break/></text:p>
          </table:table-cell>
          <table:table-cell table:style-name="Instruction_5f_Stages.C2" office:value-type="string">
            <text:p text:style-name="Table_20_Contents"/>
          </table:table-cell>
        </table:table-row>
        <table:table-row>
          <table:table-cell table:style-name="Instruction_5f_Stages.A2">
            <text:p text:style-name="Table_20_Contents"/>
          </table:table-cell>
          <table:table-cell table:style-name="Instruction_5f_Stages.B2" office:value-type="string">
            <text:p text:style-name="Table_20_Contents">Reg[X addr] = A</text:p>
          </table:table-cell>
          <table:table-cell table:style-name="Instruction_5f_Stages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ctopi </meta:initial-creator>
    <meta:creation-date>2022-03-09T13:32:32.89</meta:creation-date>
    <meta:generator>OpenOffice/4.1.7$Win32 OpenOffice.org_project/417m1$Build-9800</meta:generator>
    <dc:date>2022-04-21T15:07:55.12</dc:date>
    <dc:creator>Alexander Good</dc:creator>
    <meta:editing-duration>P14DT18H52M</meta:editing-duration>
    <meta:editing-cycles>51</meta:editing-cycles>
    <meta:document-statistic meta:table-count="6" meta:image-count="0" meta:object-count="0" meta:page-count="4" meta:paragraph-count="168" meta:word-count="1013" meta:character-count="5451"/>
  </office:meta>
</office:document-meta>
</file>